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may-break-between-rows="false"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margin-left="0.5in" fo:margin-right="0in" fo:text-indent="0in" style:auto-text-indent="false"/>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break-before="pag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4" style:family="paragraph" style:parent-style-name="Footer">
      <style:paragraph-properties>
        <style:tab-stops>
          <style:tab-stop style:position="3in" style:type="center"/>
          <style:tab-stop style:position="6.5in" style:type="right"/>
        </style:tab-stops>
      </style:paragraph-properties>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6" style:family="text">
      <style:text-properties style:text-position="33% 80%"/>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 (Informative)</text:h>
      <text:p text:style-name="Standard">The OpenLCB suite of protocols can be used on multiple physical transports; this document defines the specifics that relate to using a CAN bus segment as a transport layer. The CAN protocol is frame based, so OpenLCB messages on a CAN bus segment are expressed as frames. This specification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pecification should be interpreted in the the context of the following OpenLCB-CAN Standards:</text:p>
      <text:list xml:id="list7940062354851154829" text:style-name="L1">
        <text:list-item>
          <text:p text:style-name="P16">The OpenLCB-CAN Physical Layer Standard, which specifies the physical layer for transporting OpenLCB-CAN frames</text:p>
        </text:list-item>
        <text:list-item>
          <text:p text:style-name="P16">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text:soft-page-break/>OpenLCB-CAN nodes shall operate properly when the CAN segment carries error-free standard-format (11-bit header) frames.</text:p>
      <text:p text:style-name="Standard">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Section 6.1 of this document defines the Variable Field content for CAN Control Frames. The OpenLCB Message content is defined <text:span text:style-name="T4">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6">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1362477581092744599" text:style-name="L2">
        <text:list-item>
          <text:p text:style-name="P17">Inhibited</text:p>
        </text:list-item>
        <text:list-item>
          <text:p text:style-name="P17">Permitted</text:p>
        </text:list-item>
      </text:list>
      <text:p text:style-name="Standard"><text:soft-page-break/>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0b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shall not be sent, and shall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7410541303213340082" text:style-name="L3">
        <text:list-item>
          <text:p text:style-name="P18">Generate a tentative source Node ID alias value</text:p>
        </text:list-item>
        <text:list-item>
          <text:p text:style-name="P18"><text:soft-page-break/>Transmit a Check ID frame (CID) with MMM = 0x7, the least-significant 12 bits of the full Node ID in the NNNN, NNNN, NNNN remaining twelve bits of the Variable Field, and the tentative source Node ID alias value in the Source NID Alias field.</text:p>
        </text:list-item>
        <text:list-item>
          <text:p text:style-name="P18">Transmit a Check ID frame (CID) with MMM = 0x6, the next-to-least significant 12 bits of the full Node ID in the NNNN, NNNN, NNNN remaining twelve bits of the Variable Field, and the tentative source Node ID alias value in the Source NID Alias field.</text:p>
        </text:list-item>
        <text:list-item>
          <text:p text:style-name="P18">Transmit a Check ID frame (CID) with MMM = 0x5, the next-to-most significant 12 bits of the full Node ID in the NNNN, NNNN, NNNN remaining twelve bits of the Variable Field, and the tentative source Node ID alias value in the Source NID Alias field.</text:p>
        </text:list-item>
        <text:list-item>
          <text:p text:style-name="P18">Transmit a Check ID frame (CID) with MMM = 0x4, the most-significant 12 bits of the full Node ID in the NNNN, NNNN, NNNN remaining twelve bits of the Variable Field, and the tentative source Node ID alias value in the Source NID Alias field.</text:p>
        </text:list-item>
      </text:list>
      <text:list xml:id="list3698589515646424207" text:style-name="L4">
        <text:list-item>
          <text:p text:style-name="P19">Wait at least 200 milliseconds</text:p>
        </text:list-item>
        <text:list-item>
          <text:p text:style-name="P19">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4590212426869768157" text:style-name="L5">
        <text:list-item>
          <text:p text:style-name="P20">Have or obtain a validly reserved Node ID alias</text:p>
        </text:list-item>
        <text:list-item>
          <text:p text:style-name="P20">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text:soft-page-break/>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6578659555414414756" text:style-name="L6">
        <text:list-item>
          <text:p text:style-name="P21">If the frame is a Check ID (CID) frame, send a Reserve ID (RID) frame in response.</text:p>
        </text:list-item>
        <text:list-item>
          <text:p text:style-name="P21">If the frame is not a Check ID (CID) frame, the node is in Permitted state, and the received source Node ID alias is the current Node ID alias of the node, the node shall immediately transition to Inhibited state and release the current Node ID alias.</text:p>
        </text:list-item>
        <text:list-item>
          <text:p text:style-name="P21">If the frame is not a Check ID (CID) frame and the node is not in Permitted state, the node shall immediately release the matching Node ID alias.</text:p>
        </text:list-item>
        <text:list-item>
          <text:p text:style-name="P21">If the frame is not a Check ID (CID) frame and the received source Node ID alias is not the current Node ID alias of the node, the node shall immediately release the matching node ID alias.</text:p>
        </text:list-item>
      </text:list>
      <text:h text:style-name="Heading_20_3" text:outline-level="3">Duplicate Node ID Handling</text:h>
      <text:p text:style-name="Standard">Each node shall compare the node ID in each received Alias Map Definition frame with its own Node ID. <text:s/>Should they match, in addition to any other actions that may be required by the incoming message, the node </text:p>
      <text:list xml:id="list3574261348715842755" text:style-name="L7">
        <text:list-item>
          <text:p text:style-name="P22">may, but is not required to, signal the user that duplicate Node ID values exist using a other directly-visible indicator</text:p>
        </text:list-item>
        <text:list-item>
          <text:p text:style-name="P22">if in Permitted state, may, but is not required to, notify other nodes of the condition by transmitting the CAN frame</text:p>
        </text:list-item>
      </text:list>
      <text:p text:style-name="P9">[195B4sss] 01.01.00.00.00.00.02.01</text:p>
      <text:p text:style-name="P9">where 'sss' is the current alias of the transmitting node<text:note text:id="ftn2" text:note-class="footnote"><text:note-citation>2</text:note-citation><text:note-body><text:p text:style-name="Footnote">This <text:span text:style-name="T5">message <text:s/>a Producer-Consumer Event Report (PCER) message with the reserved Event ID “Duplicate Node ID Detected”. More </text:span><text:span text:style-name="T5">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Frame Format (Normative)<text:tab/>1</text:p>
          <text:p text:style-name="P12"><text:s/>5 States<text:tab/>2</text:p>
          <text:p text:style-name="P12"><text:s/>6 CAN-specific Control Frames and Interactions (Normative).<text:tab/>3</text:p>
          <text:p text:style-name="P13"><text:s/>6.1 Control Frame Format<text:tab/>3</text:p>
          <text:p text:style-name="P13"><text:s/>6.2 Interactions<text:tab/>3</text:p>
          <text:p text:style-name="P14"><text:s/>6.2.1 Reserving a Node ID Alias<text:tab/>3</text:p>
          <text:p text:style-name="P14"><text:s/>6.2.2 Transition to Permitted State<text:tab/>4</text:p>
          <text:p text:style-name="P14"><text:s/>6.2.3 Node ID Alias validation<text:tab/>4</text:p>
          <text:p text:style-name="P14"><text:s/>6.2.4 Transition to Inhibited State<text:tab/>4</text:p>
          <text:p text:style-name="P14"><text:s/>6.2.5 Node ID Alias Collision Handling<text:tab/>5</text:p>
          <text:p text:style-name="P14"><text:s/>6.2.6 Duplicate Node ID Handling<text:tab/>5</text:p>
          <text:p text:style-name="P13"><text:s/>6.3 Node ID Alias Generation<text:tab/>5</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77478720" text:id="ct977478720">
            <text:insertion>
              <office:change-info>
                <dc:creator>Bob Jacobsen</dc:creator>
                <dc:date>2013-02-06T22:33:00</dc:date>
              </office:change-info>
            </text:insertion>
          </text:changed-region>
          <text:changed-region xml:id="ct1390690064" text:id="ct1390690064">
            <text:deletion>
              <office:change-info>
                <dc:creator>Bob Jacobsen</dc:creator>
                <dc:date>2013-02-06T22:33:00</dc:date>
              </office:change-info>
              <text:p text:style-name="MP4"><text:span text:style-name="Page_20_Number"><text:span text:style-name="MT2"><text:date style:data-style-name="N116" text:date-value="2013-02-06T22:33:31.99">2/6/2013</text:date></text:span></text:span></text:p>
            </text:deletion>
          </text:changed-region>
        </text:tracked-changes>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change-start text:change-id="ct977478720"/><text:span text:style-name="Page_20_Number"><text:span text:style-name="MT2"><text:date style:data-style-name="N75" text:date-value="2013-02-06T22:33:31.99">Feb 6, 2013</text:date></text:span></text:span><text:change-end text:change-id="ct977478720"/><text:change text:change-id="ct1390690064"/></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3-02-06T22:33:31.99">Feb 6, 2013</text:date></text:p>
            </table:table-cell>
            <table:table-cell table:style-name="Table1.C1" office:value-type="string">
              <text:p text:style-name="MP8">Preliminary</text:p>
            </table:table-cell>
          </table:table-row>
        </table:table>
        <text:p text:style-name="Header"/>
      </style:header>
      <style:footer>
        <text:tracked-changes>
          <text:changed-region xml:id="ct1431081424" text:id="ct1431081424">
            <text:insertion>
              <office:change-info>
                <dc:creator>Bob Jacobsen</dc:creator>
                <dc:date>2013-02-06T22:33:00</dc:date>
              </office:change-info>
            </text:insertion>
          </text:changed-region>
          <text:changed-region xml:id="ct1322983648" text:id="ct1322983648">
            <text:deletion>
              <office:change-info>
                <dc:creator>Bob Jacobsen</dc:creator>
                <dc:date>2013-02-06T22:33:00</dc:date>
              </office:change-info>
              <text:p text:style-name="MP9"><text:span text:style-name="Page_20_Number"><text:span text:style-name="MT4"><text:date style:data-style-name="N116" text:date-value="2013-02-06T22:33:31.99">2/6/2013</text:date></text:span></text:span></text:p>
            </text:deletion>
          </text:changed-region>
        </text:tracked-changes>
        <text:p text:style-name="MP9"><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4</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change-start text:change-id="ct1431081424"/><text:span text:style-name="Page_20_Number"><text:span text:style-name="MT2"><text:date style:data-style-name="N75" text:date-value="2013-02-06T22:33:31.99">Feb 6, 2013</text:date></text:span></text:span><text:change-end text:change-id="ct1431081424"/><text:change text:change-id="ct1322983648"/></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Standard</dc:title>
    <meta:initial-creator>Alex Shepherd</meta:initial-creator>
    <meta:creation-date>2009-01-22T07:11:27</meta:creation-date>
    <meta:editing-cycles>219</meta:editing-cycles>
    <meta:editing-duration>P3DT15H11M1S</meta:editing-duration>
    <meta:generator>OpenOffice.org/3.4.1$Unix OpenOffice.org_project/341m1$Build-9593</meta:generator>
    <dc:date>2013-02-06T22:33:32</dc:date>
    <dc:creator>Bob Jacobsen</dc:creator>
    <meta:keyword>OpenLCB-CANFrame Transfer</meta:keyword>
    <meta:printed-by>Bob Jacobsen</meta:printed-by>
    <meta:print-date>2010-10-15T15:58:33</meta:print-date>
    <meta:document-statistic meta:table-count="3" meta:image-count="1" meta:object-count="0" meta:page-count="6" meta:paragraph-count="148" meta:word-count="1911" meta:character-count="11232"/>
    <meta:user-defined meta:name="Info 1"/>
    <meta:user-defined meta:name="Info 2"/>
    <meta:user-defined meta:name="Info 3"/>
    <meta:user-defined meta:name="Info 4"/>
  </office:meta>
</office:document-meta>
</file>